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631a3" officeooo:paragraph-rsid="001631a3"/>
    </style:style>
    <style:style style:name="P2" style:family="paragraph" style:parent-style-name="Standard">
      <style:text-properties officeooo:rsid="0017ec3e" officeooo:paragraph-rsid="0017ec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luxdb</text:p>
      <text:p text:style-name="P2"><text:a xlink:type="simple" xlink:href="http://www.wosoni.com/cnblogs/dehai/p/4883451.html" text:style-name="Internet_20_link" text:visited-style-name="Visited_20_Internet_20_Link">http://www.wosoni.com/cnblogs/dehai/p/4883451.html</text:a></text:p>
      <text:p text:style-name="P2"><text:a xlink:type="simple" xlink:href="http://www.th7.cn/db/nosql/201510/135439.shtml" text:style-name="Internet_20_link" text:visited-style-name="Visited_20_Internet_20_Link">http://www.th7.cn/db/nosql/201510/135439.shtml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6:43:59.941596205</meta:creation-date>
    <dc:date>2016-03-10T16:45:08.603667992</dc:date>
    <meta:editing-duration>PT1M9S</meta:editing-duration>
    <meta:editing-cycles>2</meta:editing-cycles>
    <meta:generator>LibreOffice/4.3.7.2$Linux_X86_64 LibreOffice_project/430$Build-2</meta:generator>
    <meta:document-statistic meta:table-count="0" meta:image-count="0" meta:object-count="0" meta:page-count="1" meta:paragraph-count="3" meta:word-count="3" meta:character-count="104" meta:non-whitespace-character-count="104"/>
  </office:meta>
</office:document-meta>
</file>